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Least.verifyInOrder( VerificationDataInOrder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Lea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Least.verify( Verification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Least.AtLeast( int wantedNumberOfInv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